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07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38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47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/>
    <style:style style:name="ce5" style:family="table-cell" style:parent-style-name="Default" style:data-style-name="N37"/>
  </office:automatic-styles>
  <office:body>
    <office:spreadsheet>
      <table:table table:name="Products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The Tycoons</text:p>
          </table:table-cell>
          <table:table-cell office:value-type="string">
            <text:p>The Timeless Way of Building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scription</text:p>
          </table:table-cell>
          <table:table-cell table:style-name="ce3" office:value-type="string">
            <text:p>How Andrew Carnegie, John D. Rockefeller, Jay Gould, and J. P. Morgan Invented the American Supereconomy</text:p>
          </table:table-cell>
          <table:table-cell table:style-name="ce3" office:value-type="string">
            <text:p>Presents a new theory of architecture, building and planning which has, at its core, that age-old process by which the people of a society have always pulled the order of their world from their own being.</text:p>
          </table:table-cell>
          <table:table-cell table:style-name="ce3" table:number-columns-repeated="1021"/>
        </table:table-row>
        <table:table-row table:style-name="ro3">
          <table:table-cell office:value-type="string">
            <text:p>Image url</text:p>
          </table:table-cell>
          <table:table-cell office:value-type="string">
            <text:p>http://ecx.images-amazon.com/images/I/51qobzUJkdL._BO2,204,203,200_PIsitb-sticker-arrow-click,TopRight,35,-76_AA240_SH20_OU01_.jpg</text:p>
          </table:table-cell>
          <table:table-cell office:value-type="string">
            <text:p>http://ecx.images-amazon.com/images/I/41TPTCK9NJL._SL160_PIsitb-sticker-arrow-dp,TopRight,12,-18_SH30_OU01_AA115_.jpg</text:p>
          </table:table-cell>
          <table:table-cell table:number-columns-repeated="1021"/>
        </table:table-row>
        <table:table-row table:style-name="ro1">
          <table:table-cell office:value-type="string">
            <text:p>Price</text:p>
          </table:table-cell>
          <table:table-cell table:style-name="ce4" office:value-type="float" office:value="16">
            <text:p>16.00</text:p>
          </table:table-cell>
          <table:table-cell office:value-type="float" office:value="49.95">
            <text:p>49.95</text:p>
          </table:table-cell>
          <table:table-cell table:number-columns-repeated="1021"/>
        </table:table-row>
        <table:table-row table:style-name="ro1">
          <table:table-cell office:value-type="string">
            <text:p>Date available</text:p>
          </table:table-cell>
          <table:table-cell table:style-name="ce5" office:value-type="date" office:date-value="2009-01-01T01:00:00">
            <text:p>01/01/09</text:p>
          </table:table-cell>
          <table:table-cell table:style-name="ce5" office:value-type="date" office:date-value="1979-01-01">
            <text:p>01/01/79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3"/>
          <table:table-cell table:number-columns-repeated="102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11/26/2008</text:date>, <text:time>06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5T20:41:54.22</meta:creation-date>
    <dc:date>2008-11-26T06:02:56.87</dc:date>
    <meta:editing-duration>PT09H21M03S</meta:editing-duration>
    <meta:editing-cycles>8</meta:editing-cycles>
    <meta:generator>OpenOffice.org/3.0$Win32 OpenOffice.org_project/300m9$Build-9358</meta:gener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